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blico" svg:font-family="Publico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Publico" fo:font-size="12.75pt" fo:letter-spacing="normal" fo:font-style="normal" fo:font-weight="normal" officeooo:rsid="000a1c3b" officeooo:paragraph-rsid="0007a4ef"/>
    </style:style>
    <style:style style:name="P2" style:family="paragraph" style:parent-style-name="Standard">
      <style:text-properties fo:font-variant="normal" fo:text-transform="none" fo:color="#222222" style:font-name="Publico" fo:font-size="12.75pt" fo:letter-spacing="normal" fo:font-style="normal" fo:font-weight="normal" officeooo:rsid="000a1c3b" officeooo:paragraph-rsid="000b0c08"/>
    </style:style>
    <style:style style:name="P3" style:family="paragraph" style:parent-style-name="Standard">
      <style:text-properties fo:font-variant="normal" fo:text-transform="none" fo:color="#222222" style:font-name="Publico" fo:font-size="12.75pt" fo:letter-spacing="normal" fo:font-style="normal" fo:font-weight="normal" officeooo:rsid="000a1c3b" officeooo:paragraph-rsid="000a1c3b"/>
    </style:style>
    <style:style style:name="P4" style:family="paragraph" style:parent-style-name="Standard">
      <style:text-properties officeooo:paragraph-rsid="000a1c3b"/>
    </style:style>
    <style:style style:name="T1" style:family="text">
      <style:text-properties fo:font-variant="normal" fo:text-transform="none" fo:color="#222222" style:font-name="Publico" fo:font-size="12.75pt" fo:letter-spacing="normal" fo:font-style="normal" fo:font-weight="normal" officeooo:rsid="000a1c3b"/>
    </style:style>
    <style:style style:name="T2" style:family="text">
      <style:text-properties fo:font-variant="normal" fo:text-transform="none" fo:color="#222222" style:font-name="Publico" fo:font-size="12.75pt" fo:letter-spacing="normal" fo:font-style="normal" fo:font-weight="normal" officeooo:rsid="000c3136"/>
    </style:style>
    <style:style style:name="T3" style:family="text">
      <style:text-properties officeooo:rsid="000b0c08"/>
    </style:style>
    <style:style style:name="T4" style:family="text">
      <style:text-properties officeooo:rsid="000c3136"/>
    </style:style>
    <style:style style:name="T5" style:family="text">
      <style:text-properties officeooo:rsid="000d6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Sir or Madam,</text:p>
      <text:p text:style-name="P1"/>
      <text:p text:style-name="P1"><text:tab/>I’m writing to express my interest <text:span text:style-name="T5">in taking JavaScript courses in GL Base Camp </text:span>. </text:p>
      <text:p text:style-name="P1"/>
      <text:p text:style-name="P1"><text:tab/>I’m currently studying in the Faculty of Computer Science at the National University of Kyiv-Mohyla Academy, <text:span text:style-name="T3">but I want to participate in your program to have chance to get involved in Global Logic projects.</text:span> The nature of my studies has prepared me well for a position such as this one. My mother tongue is Ukrainian and I am fluent with in English, so it won’t be a problem to communicate with foreign <text:span text:style-name="T5">teamamtes</text:span>.</text:p>
      <text:p text:style-name="P1"/>
      <text:p text:style-name="P2"><text:tab/>I feel I am suitable for this role as I have <text:span text:style-name="T5">already had some</text:span> in JavaScript.I consider myself to be a friendly, efficient and enthusiastic person. I appreciate friendly team of your company, and think I would be a good member of it.</text:p>
      <text:p text:style-name="P3"/>
      <text:p text:style-name="P4"><text:span text:style-name="T1"><text:s/><text:tab/>Thank you for taking time to consider my application. I am available for contact and interview at any time. If you wish to contact </text:span><text:span text:style-name="T2">me</text:span><text:span text:style-name="T1">, you can do so on +380965664432, or via email at </text:span><text:a xlink:type="simple" xlink:href="mailto:ytykhonchuk@gmail.com" text:style-name="Internet_20_link" text:visited-style-name="Visited_20_Internet_20_Link">ytykhonchuk@gmail.com</text:a><text:span text:style-name="T1">.</text:span></text:p>
      <text:p text:style-name="P3"/>
      <text:p text:style-name="P3">I look forward to hearing from you,</text:p>
      <text:p text:style-name="P3"/>
      <text:p text:style-name="P2">Yours faithfully,</text:p>
      <text:p text:style-name="P2"/>
      <text:p text:style-name="P2">Yaroslav Tykhonchu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blico" svg:font-family="Publico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2:24:01.332925454</meta:creation-date>
    <dc:date>2016-10-16T21:09:49.474483523</dc:date>
    <meta:editing-duration>PT10M4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182" meta:character-count="1027" meta:non-whitespace-character-count="847"/>
  </office:meta>
</office:document-meta>
</file>